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fo:break-before="page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fo:break-before="page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column table:style-name="Table88.E"/>
        <table:table-column table:style-name="Table88.F"/>
        <table:table-column table:style-name="Table88.G"/>
        <table:table-column table:style-name="Table88.H"/>
        <table:table-column table:style-name="Table88.I"/>
        <table:table-row table:style-name="Table88.1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25" loext:marker-style-name="T17"><text:span text:style-name="T17">J</text:span><text:span text:style-name="T17"/></text:p>
          </table:table-cell>
          <table:table-cell table:style-name="Table88.I1" office:value-type="string">
            <text:p text:style-name="P44" loext:marker-style-name="T17"/>
          </table:table-cell>
        </table:table-row>
        <table:table-row table:style-name="Table88.2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5" loext:marker-style-name="T18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4" loext:marker-style-name="T17"/>
          </table:table-cell>
          <table:table-cell table:style-name="Table88.I1" office:value-type="string">
            <text:p text:style-name="P44" loext:marker-style-name="T17"/>
          </table:table-cell>
        </table:table-row>
        <table:table-row table:style-name="Table88.1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5" loext:marker-style-name="T18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4" loext:marker-style-name="T17"/>
          </table:table-cell>
          <table:table-cell table:style-name="Table88.I1" office:value-type="string">
            <text:p text:style-name="P44" loext:marker-style-name="T17"/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 table:style-name="Table89.1">
            <table:table-cell table:style-name="Table89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89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2" loext:marker-style-name="T1"/>
            <text:p text:style-name="P11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